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3"/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8388888888889cm" style:use-optimal-column-width="true"/>
    </style:style>
    <style:style style:name="co2" style:family="table-column">
      <style:table-column-properties fo:break-before="auto" style:column-width="7.90222222222222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4888888888889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355555555556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5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2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8">
            <text:p>Organisation name</text:p>
          </table:table-cell>
          <table:table-cell office:value-type="string" table:number-columns-spanned="1" table:number-rows-spanned="3" table:content-validation-name="val2" table:style-name="ce18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8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9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9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8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8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8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8">
            <text:p>Admin officers/admin assistants</text:p>
          </table:table-cell>
          <table:covered-table-cell/>
          <table:table-cell office:value-type="string" table:number-columns-spanned="2" table:number-rows-spanned="1" table:style-name="ce18">
            <text:p>Executive Officers</text:p>
          </table:table-cell>
          <table:covered-table-cell/>
          <table:table-cell office:value-type="string" table:number-columns-spanned="2" table:number-rows-spanned="1" table:style-name="ce18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8">
            <text:p>Grade 6/7</text:p>
          </table:table-cell>
          <table:covered-table-cell/>
          <table:table-cell office:value-type="string" table:number-columns-spanned="2" table:number-rows-spanned="1" table:style-name="ce18">
            <text:p>Senior Civil Service</text:p>
          </table:table-cell>
          <table:covered-table-cell/>
          <table:table-cell office:value-type="string" table:number-columns-spanned="2" table:number-rows-spanned="1" table:style-name="ce18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8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8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9">
            <text:p>Interim managers</text:p>
          </table:table-cell>
          <table:covered-table-cell/>
          <table:table-cell office:value-type="string" table:number-columns-spanned="2" table:number-rows-spanned="1" table:style-name="ce19">
            <text:p>Specialist Contractors</text:p>
          </table:table-cell>
          <table:covered-table-cell/>
          <table:table-cell office:value-type="string" table:number-columns-spanned="2" table:number-rows-spanned="1" table:style-name="ce19">
            <text:p>Consultants/consultancy</text:p>
          </table:table-cell>
          <table:covered-table-cell/>
          <table:table-cell office:value-type="string" table:number-columns-spanned="2" table:number-rows-spanned="1" table:style-name="ce18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8">
            <text:p>Salary</text:p>
          </table:table-cell>
          <table:table-cell office:value-type="string" table:number-columns-spanned="1" table:number-rows-spanned="2" table:style-name="ce18">
            <text:p>Allowances</text:p>
          </table:table-cell>
          <table:table-cell office:value-type="string" table:number-columns-spanned="1" table:number-rows-spanned="2" table:style-name="ce18">
            <text:p>Non-consolidated performance payments</text:p>
          </table:table-cell>
          <table:table-cell office:value-type="string" table:number-columns-spanned="1" table:number-rows-spanned="2" table:style-name="ce18">
            <text:p>Overtime</text:p>
          </table:table-cell>
          <table:table-cell office:value-type="string" table:number-columns-spanned="1" table:number-rows-spanned="2" table:style-name="ce18">
            <text:p>Employer pension contributions</text:p>
          </table:table-cell>
          <table:table-cell office:value-type="string" table:number-columns-spanned="1" table:number-rows-spanned="2" table:style-name="ce18">
            <text:p>Employer national insurance contributions</text:p>
          </table:table-cell>
          <table:table-cell office:value-type="string" table:number-columns-spanned="1" table:number-rows-spanned="2" table:style-name="ce18">
            <text:p>Total paybill for payroll staff</text:p>
          </table:table-cell>
          <table:table-cell office:value-type="string" table:number-columns-spanned="1" table:number-rows-spanned="2" table:style-name="ce18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8">
            <text:p>Total cost of consultants/</text:p>
            <text:p>consultancy</text:p>
          </table:table-cell>
          <table:table-cell office:value-type="string" table:number-columns-spanned="1" table:number-rows-spanned="2" table:style-name="ce18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1">
            <text:p>Ministerial Department</text:p>
          </table:table-cell>
          <table:table-cell office:value-type="string" table:style-name="ce25">
            <text:p>Home Office</text:p>
          </table:table-cell>
          <table:table-cell office:value-type="float" office:value="8319" table:style-name="ce26">
            <text:p>8319</text:p>
          </table:table-cell>
          <table:table-cell office:value-type="float" office:value="7361.4000720462263" table:style-name="ce44">
            <text:p>7361.40</text:p>
          </table:table-cell>
          <table:table-cell office:value-type="float" office:value="14203" table:style-name="ce43">
            <text:p>14203</text:p>
          </table:table-cell>
          <table:table-cell office:value-type="float" office:value="13120.555388859841" table:style-name="ce50">
            <text:p>13120.56</text:p>
          </table:table-cell>
          <table:table-cell office:value-type="float" office:value="8632" table:style-name="ce49">
            <text:p>8632</text:p>
          </table:table-cell>
          <table:table-cell office:value-type="float" office:value="8348.3899564562034" table:style-name="ce128">
            <text:p>8348.39</text:p>
          </table:table-cell>
          <table:table-cell office:value-type="float" office:value="3247" table:style-name="ce127">
            <text:p>3247</text:p>
          </table:table-cell>
          <table:table-cell office:value-type="float" office:value="3174.6892432437012" table:style-name="ce134">
            <text:p>3174.69</text:p>
          </table:table-cell>
          <table:table-cell office:value-type="float" office:value="293" table:style-name="ce133">
            <text:p>293</text:p>
          </table:table-cell>
          <table:table-cell office:value-type="float" office:value="287.14054054060006" table:style-name="ce146">
            <text:p>287.14</text:p>
          </table:table-cell>
          <table:table-cell office:value-type="float" office:value="256" table:style-name="ce145">
            <text:p>256</text:p>
          </table:table-cell>
          <table:table-cell office:value-type="float" office:value="252.78861711729999" table:style-name="ce98">
            <text:p>252.79</text:p>
          </table:table-cell>
          <table:table-cell office:value-type="float" office:value="34950" table:content-validation-name="val2" table:style-name="ce110">
            <text:p>34,950</text:p>
          </table:table-cell>
          <table:table-cell office:value-type="float" office:value="32544.96381826387" table:content-validation-name="val2" table:style-name="ce109">
            <text:p>32,544.96</text:p>
          </table:table-cell>
          <table:table-cell office:value-type="float" office:value="2718" table:style-name="ce97">
            <text:p>2718</text:p>
          </table:table-cell>
          <table:table-cell office:value-type="float" office:value="2588.5713774291044" table:style-name="ce80">
            <text:p>2588.57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62">
            <text:p>0.0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74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2718" table:style-name="ce113">
            <text:p>2,718</text:p>
          </table:table-cell>
          <table:table-cell office:value-type="float" office:value="2588.5713774291044" table:style-name="ce120">
            <text:p>2,588.57</text:p>
          </table:table-cell>
          <table:table-cell office:value-type="float" office:value="37668" table:content-validation-name="val2" table:style-name="ce114">
            <text:p>37,668</text:p>
          </table:table-cell>
          <table:table-cell office:value-type="float" office:value="35133.535195692974" table:content-validation-name="val2" table:style-name="ce115">
            <text:p>35,133.54</text:p>
          </table:table-cell>
          <table:table-cell office:value-type="currency" office:value="89430904" table:content-validation-name="val1" table:style-name="ce12">
            <text:p>£89,430,904.00</text:p>
          </table:table-cell>
          <table:table-cell office:value-type="currency" office:value="7279890" table:content-validation-name="val1" table:style-name="ce12">
            <text:p>£7,279,890.00</text:p>
          </table:table-cell>
          <table:table-cell office:value-type="currency" office:value="664142" table:content-validation-name="val1" table:style-name="ce12">
            <text:p>£664,142.00</text:p>
          </table:table-cell>
          <table:table-cell office:value-type="currency" office:value="1167877" table:content-validation-name="val1" table:style-name="ce12">
            <text:p>£1,167,877.00</text:p>
          </table:table-cell>
          <table:table-cell office:value-type="currency" office:value="26039938" table:content-validation-name="val1" table:style-name="ce12">
            <text:p>£26,039,938.00</text:p>
          </table:table-cell>
          <table:table-cell office:value-type="currency" office:value="10023571" table:content-validation-name="val1" table:style-name="ce12">
            <text:p>£10,023,571.00</text:p>
          </table:table-cell>
          <table:table-cell office:value-type="currency" office:value="134606322" table:style-name="ce13">
            <text:p>£134,606,322.00</text:p>
          </table:table-cell>
          <table:table-cell office:value-type="currency" office:value="2241204" table:content-validation-name="val1" table:style-name="ce14">
            <text:p>£2,241,204.00</text:p>
          </table:table-cell>
          <table:table-cell office:value-type="currency" office:value="3017983" table:content-validation-name="val1" table:style-name="ce14">
            <text:p>£3,017,983.00</text:p>
          </table:table-cell>
          <table:table-cell office:value-type="currency" office:value="5259187" table:style-name="ce13">
            <text:p>£5,259,187.00</text:p>
          </table:table-cell>
          <table:table-cell office:value-type="currency" office:value="139865509" table:style-name="ce15">
            <text:p>£139,865,509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317" table:style-name="ce27">
            <text:p>317</text:p>
          </table:table-cell>
          <table:table-cell office:value-type="float" office:value="256.92" table:style-name="ce45">
            <text:p>256.92</text:p>
          </table:table-cell>
          <table:table-cell office:value-type="float" office:value="321" table:style-name="ce46">
            <text:p>321</text:p>
          </table:table-cell>
          <table:table-cell office:value-type="float" office:value="281.5" table:style-name="ce51">
            <text:p>281.50</text:p>
          </table:table-cell>
          <table:table-cell office:value-type="float" office:value="357" table:style-name="ce52">
            <text:p>357</text:p>
          </table:table-cell>
          <table:table-cell office:value-type="float" office:value="343" table:style-name="ce129">
            <text:p>343.00</text:p>
          </table:table-cell>
          <table:table-cell office:value-type="float" office:value="55" table:style-name="ce130">
            <text:p>55</text:p>
          </table:table-cell>
          <table:table-cell office:value-type="float" office:value="53.72" table:style-name="ce135">
            <text:p>53.72</text:p>
          </table:table-cell>
          <table:table-cell office:value-type="float" office:value="12" table:style-name="ce136">
            <text:p>12</text:p>
          </table:table-cell>
          <table:table-cell office:value-type="float" office:value="12" table:style-name="ce147">
            <text:p>12.00</text:p>
          </table:table-cell>
          <table:table-cell office:value-type="float" office:value="6" table:style-name="ce148">
            <text:p>6</text:p>
          </table:table-cell>
          <table:table-cell office:value-type="float" office:value="0.79" table:style-name="ce99">
            <text:p>0.79</text:p>
          </table:table-cell>
          <table:table-cell office:value-type="float" office:value="1068" table:content-validation-name="val2" table:style-name="ce110">
            <text:p>1,068</text:p>
          </table:table-cell>
          <table:table-cell office:value-type="float" office:value="947.93000000000006" table:content-validation-name="val2" table:style-name="ce109">
            <text:p>947.93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81">
            <text:p>0.0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63">
            <text:p>0.00</text:p>
          </table:table-cell>
          <table:table-cell office:value-type="float" office:value="20" table:style-name="ce64">
            <text:p>20</text:p>
          </table:table-cell>
          <table:table-cell office:value-type="float" office:value="18" table:style-name="ce75">
            <text:p>18.00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20" table:style-name="ce113">
            <text:p>20</text:p>
          </table:table-cell>
          <table:table-cell office:value-type="float" office:value="18" table:style-name="ce120">
            <text:p>18.00</text:p>
          </table:table-cell>
          <table:table-cell office:value-type="float" office:value="1088" table:content-validation-name="val2" table:style-name="ce114">
            <text:p>1,088</text:p>
          </table:table-cell>
          <table:table-cell office:value-type="float" office:value="965.93000000000006" table:content-validation-name="val2" table:style-name="ce115">
            <text:p>965.93</text:p>
          </table:table-cell>
          <table:table-cell office:value-type="currency" office:value="2351904.7199999997" table:content-validation-name="val1" table:style-name="ce12">
            <text:p>£2,351,904.72</text:p>
          </table:table-cell>
          <table:table-cell office:value-type="currency" office:value="11900.880000000001" table:content-validation-name="val1" table:style-name="ce12">
            <text:p>£11,900.88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01137.67" table:content-validation-name="val1" table:style-name="ce12">
            <text:p>£101,137.67</text:p>
          </table:table-cell>
          <table:table-cell office:value-type="currency" office:value="625860.71" table:style-name="ce12">
            <text:p>£625,860.71</text:p>
          </table:table-cell>
          <table:table-cell office:value-type="currency" office:value="239007.6" table:content-validation-name="val1" table:style-name="ce12">
            <text:p>£239,007.60</text:p>
          </table:table-cell>
          <table:table-cell office:value-type="currency" office:value="3329811.5799999996" table:style-name="ce13">
            <text:p>£3,329,811.58</text:p>
          </table:table-cell>
          <table:table-cell office:value-type="currency" office:value="9623.07" table:content-validation-name="val1" table:style-name="ce14">
            <text:p>£9,623.07</text:p>
          </table:table-cell>
          <table:table-cell office:value-type="currency" office:value="277257.58" table:content-validation-name="val1" table:style-name="ce14">
            <text:p>£277,257.58</text:p>
          </table:table-cell>
          <table:table-cell office:value-type="currency" office:value="286880.65000000002" table:style-name="ce13">
            <text:p>£286,880.65</text:p>
          </table:table-cell>
          <table:table-cell office:value-type="currency" office:value="3616692.2299999995" table:style-name="ce15">
            <text:p>£3,616,692.23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2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176" table:style-name="ce28">
            <text:p>176</text:p>
          </table:table-cell>
          <table:table-cell office:value-type="float" office:value="170.5" table:style-name="ce47">
            <text:p>170.50</text:p>
          </table:table-cell>
          <table:table-cell office:value-type="float" office:value="480" table:style-name="ce48">
            <text:p>480</text:p>
          </table:table-cell>
          <table:table-cell office:value-type="float" office:value="461.6" table:style-name="ce53">
            <text:p>461.60</text:p>
          </table:table-cell>
          <table:table-cell office:value-type="float" office:value="285" table:style-name="ce54">
            <text:p>285</text:p>
          </table:table-cell>
          <table:table-cell office:value-type="float" office:value="278.10000000000002" table:style-name="ce131">
            <text:p>278.10</text:p>
          </table:table-cell>
          <table:table-cell office:value-type="float" office:value="43" table:style-name="ce132">
            <text:p>43</text:p>
          </table:table-cell>
          <table:table-cell office:value-type="float" office:value="42.4" table:style-name="ce137">
            <text:p>42.40</text:p>
          </table:table-cell>
          <table:table-cell office:value-type="float" office:value="13" table:style-name="ce138">
            <text:p>13</text:p>
          </table:table-cell>
          <table:table-cell office:value-type="float" office:value="13" table:style-name="ce149">
            <text:p>13.00</text:p>
          </table:table-cell>
          <table:table-cell office:value-type="float" office:value="1" table:style-name="ce150">
            <text:p>1</text:p>
          </table:table-cell>
          <table:table-cell office:value-type="float" office:value="1.5" table:style-name="ce105">
            <text:p>1.50</text:p>
          </table:table-cell>
          <table:table-cell office:value-type="float" office:value="998" table:content-validation-name="val2" table:style-name="ce110">
            <text:p>998</text:p>
          </table:table-cell>
          <table:table-cell office:value-type="float" office:value="967.1" table:content-validation-name="val2" table:style-name="ce109">
            <text:p>967.10</text:p>
          </table:table-cell>
          <table:table-cell office:value-type="float" office:value="7" table:style-name="ce101">
            <text:p>7</text:p>
          </table:table-cell>
          <table:table-cell office:value-type="float" office:value="7" table:style-name="ce83">
            <text:p>7.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65">
            <text:p>0.00</text:p>
          </table:table-cell>
          <table:table-cell office:value-type="float" office:value="15" table:style-name="ce66">
            <text:p>15</text:p>
          </table:table-cell>
          <table:table-cell office:value-type="float" office:value="2.2000000000000002" table:style-name="ce77">
            <text:p>2.2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22" table:style-name="ce113">
            <text:p>22</text:p>
          </table:table-cell>
          <table:table-cell office:value-type="float" office:value="9.1999999999999993" table:style-name="ce120">
            <text:p>9.20</text:p>
          </table:table-cell>
          <table:table-cell office:value-type="float" office:value="1020" table:content-validation-name="val2" table:style-name="ce114">
            <text:p>1,020</text:p>
          </table:table-cell>
          <table:table-cell office:value-type="float" office:value="976.30000000000007" table:content-validation-name="val2" table:style-name="ce115">
            <text:p>976.30</text:p>
          </table:table-cell>
          <table:table-cell office:value-type="currency" office:value="2920730" table:content-validation-name="val1" table:style-name="ce12">
            <text:p>£2,920,730.00</text:p>
          </table:table-cell>
          <table:table-cell office:value-type="currency" office:value="117657" table:content-validation-name="val1" table:style-name="ce12">
            <text:p>£117,657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9120" table:content-validation-name="val1" table:style-name="ce12">
            <text:p>£19,120.00</text:p>
          </table:table-cell>
          <table:table-cell office:value-type="currency" office:value="782540" table:content-validation-name="val1" table:style-name="ce12">
            <text:p>£782,540.00</text:p>
          </table:table-cell>
          <table:table-cell office:value-type="currency" office:value="332864" table:content-validation-name="val1" table:style-name="ce12">
            <text:p>£332,864.00</text:p>
          </table:table-cell>
          <table:table-cell office:value-type="currency" office:value="4172911" table:style-name="ce13">
            <text:p>£4,172,911.00</text:p>
          </table:table-cell>
          <table:table-cell office:value-type="currency" office:value="100742" table:content-validation-name="val1" table:style-name="ce14">
            <text:p>£100,742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00742" table:style-name="ce13">
            <text:p>£100,742.00</text:p>
          </table:table-cell>
          <table:table-cell office:value-type="currency" office:value="4273653" table:style-name="ce15">
            <text:p>£4,273,653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8" table:style-name="ce34">
            <text:p>8</text:p>
          </table:table-cell>
          <table:table-cell office:value-type="float" office:value="7.6" table:style-name="ce38">
            <text:p>7.60</text:p>
          </table:table-cell>
          <table:table-cell office:value-type="float" office:value="8" table:style-name="ce37">
            <text:p>8</text:p>
          </table:table-cell>
          <table:table-cell office:value-type="float" office:value="7.8" table:style-name="ce56">
            <text:p>7.80</text:p>
          </table:table-cell>
          <table:table-cell office:value-type="float" office:value="35" table:style-name="ce55">
            <text:p>35</text:p>
          </table:table-cell>
          <table:table-cell office:value-type="float" office:value="35" table:style-name="ce122">
            <text:p>35.00</text:p>
          </table:table-cell>
          <table:table-cell office:value-type="float" office:value="4" table:style-name="ce121">
            <text:p>4</text:p>
          </table:table-cell>
          <table:table-cell office:value-type="float" office:value="4" table:style-name="ce140">
            <text:p>4.00</text:p>
          </table:table-cell>
          <table:table-cell office:value-type="float" office:value="2" table:style-name="ce139">
            <text:p>2</text:p>
          </table:table-cell>
          <table:table-cell office:value-type="float" office:value="1.43" table:style-name="ce152">
            <text:p>1.43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06">
            <text:p>0.00</text:p>
          </table:table-cell>
          <table:table-cell office:value-type="float" office:value="57" table:content-validation-name="val2" table:style-name="ce110">
            <text:p>57</text:p>
          </table:table-cell>
          <table:table-cell office:value-type="float" office:value="55.83" table:content-validation-name="val2" table:style-name="ce109">
            <text:p>55.83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86">
            <text:p>0.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68">
            <text:p>0.0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92">
            <text:p>0.0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57" table:content-validation-name="val2" table:style-name="ce114">
            <text:p>57</text:p>
          </table:table-cell>
          <table:table-cell office:value-type="float" office:value="55.83" table:content-validation-name="val2" table:style-name="ce115">
            <text:p>55.83</text:p>
          </table:table-cell>
          <table:table-cell office:value-type="currency" office:value="175149.1" table:content-validation-name="val1" table:style-name="ce12">
            <text:p>£175,149.10</text:p>
          </table:table-cell>
          <table:table-cell office:value-type="currency" office:value="1815.33" table:content-validation-name="val1" table:style-name="ce12">
            <text:p>£1,815.3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4404.9" table:content-validation-name="val1" table:style-name="ce12">
            <text:p>£44,404.90</text:p>
          </table:table-cell>
          <table:table-cell office:value-type="currency" office:value="18458.689999999999" table:content-validation-name="val1" table:style-name="ce12">
            <text:p>£18,458.69</text:p>
          </table:table-cell>
          <table:table-cell office:value-type="currency" office:value="239828.02" table:style-name="ce13">
            <text:p>£239,828.02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39828.02" table:style-name="ce15">
            <text:p>£239,828.02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75" table:style-name="ce35">
            <text:p>75</text:p>
          </table:table-cell>
          <table:table-cell office:value-type="float" office:value="66.81" table:style-name="ce39">
            <text:p>66.81</text:p>
          </table:table-cell>
          <table:table-cell office:value-type="float" office:value="91" table:style-name="ce40">
            <text:p>91</text:p>
          </table:table-cell>
          <table:table-cell office:value-type="float" office:value="89.24" table:style-name="ce57">
            <text:p>89.24</text:p>
          </table:table-cell>
          <table:table-cell office:value-type="float" office:value="73" table:style-name="ce58">
            <text:p>73</text:p>
          </table:table-cell>
          <table:table-cell office:value-type="float" office:value="72.77" table:style-name="ce123">
            <text:p>72.77</text:p>
          </table:table-cell>
          <table:table-cell office:value-type="float" office:value="16" table:style-name="ce124">
            <text:p>16</text:p>
          </table:table-cell>
          <table:table-cell office:value-type="float" office:value="15.54" table:style-name="ce141">
            <text:p>15.54</text:p>
          </table:table-cell>
          <table:table-cell office:value-type="float" office:value="4" table:style-name="ce142">
            <text:p>4</text:p>
          </table:table-cell>
          <table:table-cell office:value-type="float" office:value="4" table:style-name="ce153">
            <text:p>4.00</text:p>
          </table:table-cell>
          <table:table-cell office:value-type="float" office:value="4" table:style-name="ce154">
            <text:p>4</text:p>
          </table:table-cell>
          <table:table-cell office:value-type="float" office:value="0.56000000000000005" table:style-name="ce107">
            <text:p>0.56</text:p>
          </table:table-cell>
          <table:table-cell office:value-type="float" office:value="263" table:content-validation-name="val2" table:style-name="ce110">
            <text:p>263</text:p>
          </table:table-cell>
          <table:table-cell office:value-type="float" office:value="248.92" table:content-validation-name="val2" table:style-name="ce109">
            <text:p>248.92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7">
            <text:p>0.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93">
            <text:p>0.00</text:p>
          </table:table-cell>
          <table:table-cell office:value-type="float" office:value="3" table:style-name="ce94">
            <text:p>3</text:p>
          </table:table-cell>
          <table:table-cell office:value-type="float" office:value="3" table:style-name="ce118">
            <text:p>3</text:p>
          </table:table-cell>
          <table:table-cell office:value-type="float" office:value="3" table:style-name="ce113">
            <text:p>3</text:p>
          </table:table-cell>
          <table:table-cell office:value-type="float" office:value="3" table:style-name="ce120">
            <text:p>3.00</text:p>
          </table:table-cell>
          <table:table-cell office:value-type="float" office:value="266" table:content-validation-name="val2" table:style-name="ce114">
            <text:p>266</text:p>
          </table:table-cell>
          <table:table-cell office:value-type="float" office:value="251.92" table:content-validation-name="val2" table:style-name="ce115">
            <text:p>251.92</text:p>
          </table:table-cell>
          <table:table-cell office:value-type="currency" office:value="744941.78" table:content-validation-name="val1" table:style-name="ce12">
            <text:p>£744,941.78</text:p>
          </table:table-cell>
          <table:table-cell office:value-type="currency" office:value="19147.419999999998" table:content-validation-name="val1" table:style-name="ce12">
            <text:p>£19,147.42</text:p>
          </table:table-cell>
          <table:table-cell office:value-type="currency" office:value="1000" table:content-validation-name="val1" table:style-name="ce12">
            <text:p>£1,000.00</text:p>
          </table:table-cell>
          <table:table-cell office:value-type="currency" office:value="15629.62" table:content-validation-name="val1" table:style-name="ce12">
            <text:p>£15,629.62</text:p>
          </table:table-cell>
          <table:table-cell office:value-type="currency" office:value="188613.27" table:content-validation-name="val1" table:style-name="ce12">
            <text:p>£188,613.27</text:p>
          </table:table-cell>
          <table:table-cell office:value-type="currency" office:value="75676.399999999994" table:content-validation-name="val1" table:style-name="ce12">
            <text:p>£75,676.40</text:p>
          </table:table-cell>
          <table:table-cell office:value-type="currency" office:value="1045008.4900000001" table:style-name="ce13">
            <text:p>£1,045,008.49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59765" table:content-validation-name="val1" table:style-name="ce14">
            <text:p>£59,765.00</text:p>
          </table:table-cell>
          <table:table-cell office:value-type="currency" office:value="59765" table:style-name="ce13">
            <text:p>£59,765.00</text:p>
          </table:table-cell>
          <table:table-cell office:value-type="currency" office:value="1104773.4900000002" table:style-name="ce15">
            <text:p>£1,104,773.49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&amp; Labour Abuse Authority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6" table:style-name="ce36">
            <text:p>6</text:p>
          </table:table-cell>
          <table:table-cell office:value-type="float" office:value="6" table:style-name="ce41">
            <text:p>6.00</text:p>
          </table:table-cell>
          <table:table-cell office:value-type="float" office:value="11" table:style-name="ce42">
            <text:p>11</text:p>
          </table:table-cell>
          <table:table-cell office:value-type="float" office:value="9.8000000000000007" table:style-name="ce59">
            <text:p>9.80</text:p>
          </table:table-cell>
          <table:table-cell office:value-type="float" office:value="93" table:style-name="ce60">
            <text:p>93</text:p>
          </table:table-cell>
          <table:table-cell office:value-type="float" office:value="91.98" table:style-name="ce125">
            <text:p>91.98</text:p>
          </table:table-cell>
          <table:table-cell office:value-type="float" office:value="9" table:style-name="ce126">
            <text:p>9</text:p>
          </table:table-cell>
          <table:table-cell office:value-type="float" office:value="8.8000000000000007" table:style-name="ce143">
            <text:p>8.80</text:p>
          </table:table-cell>
          <table:table-cell office:value-type="float" office:value="2" table:style-name="ce144">
            <text:p>2</text:p>
          </table:table-cell>
          <table:table-cell office:value-type="float" office:value="2" table:style-name="ce155">
            <text:p>2.0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121" table:content-validation-name="val2" table:style-name="ce110">
            <text:p>121</text:p>
          </table:table-cell>
          <table:table-cell office:value-type="float" office:value="118.58" table:content-validation-name="val2" table:style-name="ce109">
            <text:p>118.58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89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95">
            <text:p>0.0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121" table:content-validation-name="val2" table:style-name="ce114">
            <text:p>121</text:p>
          </table:table-cell>
          <table:table-cell office:value-type="float" office:value="118.58" table:content-validation-name="val2" table:style-name="ce115">
            <text:p>118.58</text:p>
          </table:table-cell>
          <table:table-cell office:value-type="currency" office:value="316166.36" table:content-validation-name="val1" table:style-name="ce12">
            <text:p>£316,166.36</text:p>
          </table:table-cell>
          <table:table-cell office:value-type="currency" office:value="8647.2900000000009" table:content-validation-name="val1" table:style-name="ce12">
            <text:p>£8,647.29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80530.149999999994" table:content-validation-name="val1" table:style-name="ce12">
            <text:p>£80,530.15</text:p>
          </table:table-cell>
          <table:table-cell office:value-type="currency" office:value="33486.86" table:content-validation-name="val1" table:style-name="ce12">
            <text:p>£33,486.86</text:p>
          </table:table-cell>
          <table:table-cell office:value-type="currency" office:value="438830.65999999992" table:style-name="ce13">
            <text:p>£438,830.66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38830.65999999992" table:style-name="ce15">
            <text:p>£438,830.66</text:p>
          </table:table-cell>
          <table:table-cell table:content-validation-name="val2" table:style-name="ce16"/>
          <table:table-cell table:number-columns-repeated="16343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3" table:style-name="ce1"/>
          <table:table-cell table:style-name="ce17"/>
          <table:table-cell table:number-columns-repeated="16350" table:style-name="ce1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Tony Millet</meta:initial-creator>
    <dc:creator>Mathew John Raji</dc:creator>
    <meta:creation-date>2012-07-18T14:50:11Z</meta:creation-date>
    <dc:date>2021-02-25T15:31:48Z</dc:date>
  </office:meta>
</office:document-meta>
</file>